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Travel</text:p>
          </table:table-cell>
          <table:table-cell office:value-type="string">
            <text:p>Donations</text:p>
          </table:table-cell>
          <table:table-cell office:value-type="string">
            <text:p>Furniture</text:p>
          </table:table-cell>
          <table:table-cell office:value-type="string">
            <text:p>Prof Assoc</text:p>
          </table:table-cell>
          <table:table-cell office:value-type="string">
            <text:p>office</text:p>
          </table:table-cell>
          <table:table-cell office:value-type="string">
            <text:p>Books &amp; journals</text:p>
          </table:table-cell>
          <table:table-cell office:value-type="string">
            <text:p>TAF</text:p>
          </table:table-cell>
          <table:table-cell office:value-type="string">
            <text:p>Hm Office</text:p>
          </table:table-cell>
        </table:table-row>
        <table:table-row table:style-name="ro1">
          <table:table-cell office:value-type="string">
            <text:p>Kalgoorlie</text:p>
          </table:table-cell>
          <table:table-cell/>
          <table:table-cell table:formula="of:=132.7*2" office:value-type="float" office:value="265.4">
            <text:p>265.4</text:p>
          </table:table-cell>
          <table:table-cell table:number-columns-repeated="7"/>
        </table:table-row>
        <table:table-row table:style-name="ro1">
          <table:table-cell office:value-type="string">
            <text:p>Parking</text:p>
          </table:table-cell>
          <table:table-cell/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Donations</text:p>
          </table:table-cell>
          <table:table-cell table:number-columns-repeated="2"/>
          <table:table-cell office:value-type="float" office:value="538.8">
            <text:p>538.8</text:p>
          </table:table-cell>
          <table:table-cell table:number-columns-repeated="6"/>
        </table:table-row>
        <table:table-row table:style-name="ro1">
          <table:table-cell office:value-type="string">
            <text:p>furniture</text:p>
          </table:table-cell>
          <table:table-cell table:number-columns-repeated="3"/>
          <table:table-cell office:value-type="float" office:value="236.51">
            <text:p>236.51</text:p>
          </table:table-cell>
          <table:table-cell table:number-columns-repeated="5"/>
        </table:table-row>
        <table:table-row table:style-name="ro1">
          <table:table-cell office:value-type="string">
            <text:p>light</text:p>
          </table:table-cell>
          <table:table-cell table:number-columns-repeated="3"/>
          <table:table-cell office:value-type="float" office:value="260">
            <text:p>260</text:p>
          </table:table-cell>
          <table:table-cell table:number-columns-repeated="5"/>
        </table:table-row>
        <table:table-row table:style-name="ro1">
          <table:table-cell office:value-type="string">
            <text:p>bookshelf</text:p>
          </table:table-cell>
          <table:table-cell table:style-name="ce1" office:value-type="date" office:date-value="2011-05-02">
            <text:p>02/05/11</text:p>
          </table:table-cell>
          <table:table-cell table:number-columns-repeated="2"/>
          <table:table-cell office:value-type="float" office:value="2143">
            <text:p>2143</text:p>
          </table:table-cell>
          <table:table-cell table:number-columns-repeated="5"/>
        </table:table-row>
        <table:table-row table:style-name="ro1">
          <table:table-cell office:value-type="string">
            <text:p>chair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string">
            <text:p>APS</text:p>
          </table:table-cell>
          <table:table-cell table:number-columns-repeated="4"/>
          <table:table-cell office:value-type="float" office:value="463.25">
            <text:p>463.25</text:p>
          </table:table-cell>
          <table:table-cell table:number-columns-repeated="4"/>
        </table:table-row>
        <table:table-row table:style-name="ro1">
          <table:table-cell office:value-type="string">
            <text:p>AHPRA</text:p>
          </table:table-cell>
          <table:table-cell table:number-columns-repeated="4"/>
          <table:table-cell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string">
            <text:p>workshop</text:p>
          </table:table-cell>
          <table:table-cell table:number-columns-repeated="5"/>
          <table:table-cell office:value-type="float" office:value="18.87">
            <text:p>18.87</text:p>
          </table:table-cell>
          <table:table-cell table:number-columns-repeated="3"/>
        </table:table-row>
        <table:table-row table:style-name="ro1">
          <table:table-cell office:value-type="string">
            <text:p>postage</text:p>
          </table:table-cell>
          <table:table-cell table:number-columns-repeated="5"/>
          <table:table-cell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bookshelf</text:p>
          </table:table-cell>
          <table:table-cell table:number-columns-repeated="6"/>
          <table:table-cell office:value-type="float" office:value="1085.97">
            <text:p>1085.97</text:p>
          </table:table-cell>
          <table:table-cell table:number-columns-repeated="2"/>
        </table:table-row>
        <table:table-row table:style-name="ro1">
          <table:table-cell office:value-type="string">
            <text:p>wheatcrofts</text:p>
          </table:table-cell>
          <table:table-cell table:number-columns-repeated="7"/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string">
            <text:p>Hm Office</text:p>
          </table:table-cell>
          <table:table-cell table:number-columns-repeated="8"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Sunscreen Boots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SUM([.C5:.C21])" office:value-type="float" office:value="335.4">
            <text:p>335.4</text:p>
          </table:table-cell>
          <table:table-cell table:formula="of:=SUM([.D5:.D21])" office:value-type="float" office:value="538.8">
            <text:p>538.8</text:p>
          </table:table-cell>
          <table:table-cell table:formula="of:=SUM([.E5:.E21])" office:value-type="float" office:value="2669.51">
            <text:p>2669.51</text:p>
          </table:table-cell>
          <table:table-cell table:formula="of:=SUM([.F5:.F21])" office:value-type="float" office:value="626.25">
            <text:p>626.25</text:p>
          </table:table-cell>
          <table:table-cell table:formula="of:=SUM([.G5:.G21])" office:value-type="float" office:value="168.87">
            <text:p>168.87</text:p>
          </table:table-cell>
          <table:table-cell table:formula="of:=SUM([.H5:.H21])" office:value-type="float" office:value="1085.97">
            <text:p>1085.97</text:p>
          </table:table-cell>
          <table:table-cell table:formula="of:=SUM([.I5:.I21])" office:value-type="float" office:value="121">
            <text:p>121</text:p>
          </table:table-cell>
          <table:table-cell table:formula="of:=SUM([.J5:.J21])" office:value-type="float" office:value="284">
            <text:p>28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formula="of:=[.E22]-2143" office:value-type="float" office:value="526.51">
            <text:p>526.51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6">06/10/2011</text:date>, <text:time>17:0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6T16:36:01.84</meta:creation-date>
    <dc:date>2011-10-06T17:09:21.12</dc:date>
    <meta:editing-duration>PT18M9S</meta:editing-duration>
    <meta:editing-cycles>1</meta:editing-cycles>
    <meta:document-statistic meta:table-count="3" meta:cell-count="47" meta:object-count="0"/>
    <meta:generator>LibreOffice/3.4$Win32 LibreOffice_project/340m1$Build-302</meta:generator>
  </office:meta>
</office:document-meta>
</file>